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600000024BA18B610.jpg" manifest:media-type="image/jpeg"/>
  <manifest:file-entry manifest:full-path="Pictures/10000000000005A60000002942C18696.jpg" manifest:media-type="image/jpeg"/>
  <manifest:file-entry manifest:full-path="Pictures/10000000000005A6000000287522DD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>
        <style:tab-stops>
          <style:tab-stop style:position="6.279cm"/>
        </style:tab-stops>
      </style:paragraph-properties>
    </style:style>
    <style:style style:name="P3" style:family="paragraph" style:parent-style-name="Standard">
      <style:paragraph-properties style:line-height-at-least="0cm">
        <style:tab-stops>
          <style:tab-stop style:position="7.973cm"/>
        </style:tab-stops>
      </style:paragraph-properties>
    </style:style>
    <style:style style:name="P4" style:family="paragraph" style:parent-style-name="Standard">
      <style:paragraph-properties style:line-height-at-least="0cm">
        <style:tab-stops>
          <style:tab-stop style:position="10.089cm"/>
        </style:tab-stops>
      </style:paragraph-properties>
    </style:style>
    <style:style style:name="P5" style:family="paragraph" style:parent-style-name="Standard">
      <style:paragraph-properties style:line-height-at-least="0cm">
        <style:tab-stops>
          <style:tab-stop style:position="7.902cm"/>
        </style:tab-stops>
      </style:paragraph-properties>
    </style:style>
    <style:style style:name="P6" style:family="paragraph" style:parent-style-name="Standard">
      <style:paragraph-properties style:line-height-at-least="0cm">
        <style:tab-stops>
          <style:tab-stop style:position="10.16cm"/>
        </style:tab-stops>
      </style:paragraph-properties>
    </style:style>
    <style:style style:name="P7" style:family="paragraph" style:parent-style-name="Standard">
      <style:paragraph-properties style:line-height-at-least="0cm">
        <style:tab-stops>
          <style:tab-stop style:position="9.948cm"/>
        </style:tab-stops>
      </style:paragraph-properties>
    </style:style>
    <style:style style:name="P8" style:family="paragraph" style:parent-style-name="Standard">
      <style:paragraph-properties style:line-height-at-least="0cm">
        <style:tab-stops>
          <style:tab-stop style:position="9.56cm"/>
        </style:tab-stops>
      </style:paragraph-properties>
    </style:style>
    <style:style style:name="P9" style:family="paragraph" style:parent-style-name="Standard">
      <style:paragraph-properties style:line-height-at-least="0cm">
        <style:tab-stops>
          <style:tab-stop style:position="9.843cm"/>
        </style:tab-stops>
      </style:paragraph-properties>
    </style:style>
    <style:style style:name="P10" style:family="paragraph" style:parent-style-name="Standard">
      <style:paragraph-properties fo:line-height="100%" fo:text-align="justify" style:justify-single-word="false"/>
      <style:text-properties fo:color="#00000a" style:font-name="Arial" style:font-name-asian="Arial" style:font-name-complex="Arial"/>
    </style:style>
    <style:style style:name="P11" style:family="paragraph" style:parent-style-name="Standard">
      <style:paragraph-properties style:line-height-at-least="0cm"/>
      <style:text-properties fo:color="#00000a" style:font-name="Arial" style:font-name-asian="Arial" style:font-name-complex="Arial"/>
    </style:style>
    <style:style style:name="P12" style:family="paragraph" style:parent-style-name="Standard">
      <style:paragraph-properties fo:line-height="0.065cm"/>
      <style:text-properties fo:color="#00000a" style:font-name="Arial" style:font-name-asian="Arial" style:font-name-complex="Arial"/>
    </style:style>
    <style:style style:name="P13" style:family="paragraph" style:parent-style-name="Standard">
      <style:paragraph-properties style:line-height-at-least="0cm"/>
      <style:text-properties fo:color="#00000a" style:font-name="Arial" fo:font-size="12pt" fo:font-weight="bold" style:font-name-asian="Arial" style:font-size-asian="12pt" style:font-weight-asian="bold" style:font-name-complex="Arial"/>
    </style:style>
    <style:style style:name="P14" style:family="paragraph" style:parent-style-name="Standard">
      <style:paragraph-properties style:line-height-at-least="0cm"/>
      <style:text-properties fo:color="#00000a" style:font-name="Arial" fo:font-size="10.5pt" fo:font-weight="bold" style:font-name-asian="Arial" style:font-size-asian="10.5pt" style:font-weight-asian="bold" style:font-name-complex="Arial"/>
    </style:style>
    <style:style style:name="P15" style:family="paragraph" style:parent-style-name="Standard">
      <style:paragraph-properties style:line-height-at-least="0cm"/>
      <style:text-properties fo:color="#00000a" style:font-name="Arial" fo:font-size="10.5pt" style:font-name-asian="Arial" style:font-size-asian="10.5pt" style:font-name-complex="Arial"/>
    </style:style>
    <style:style style:name="P16" style:family="paragraph" style:parent-style-name="Standard">
      <style:paragraph-properties style:line-height-at-least="0cm"/>
      <style:text-properties fo:color="#00000a" style:font-name="Arial" fo:font-weight="bold" style:font-name-asian="Arial" style:font-weight-asian="bold" style:font-name-complex="Arial"/>
    </style:style>
    <style:style style:name="P17" style:family="paragraph" style:parent-style-name="Standard">
      <style:paragraph-properties fo:line-height="0.028cm"/>
      <style:text-properties fo:color="#00000a" style:font-name="Arial" fo:font-size="10pt" style:font-name-asian="Arial" style:font-size-asian="10pt" style:font-name-complex="Arial" style:font-size-complex="10pt"/>
    </style:style>
    <style:style style:name="P18" style:family="paragraph" style:parent-style-name="Standard">
      <style:paragraph-properties style:line-height-at-least="0cm"/>
      <style:text-properties fo:color="#00000a" style:font-name="Arial" fo:font-size="11.5pt" fo:font-weight="bold" fo:background-color="#c0c0c0" style:font-name-asian="Arial" style:font-size-asian="11.5pt" style:font-weight-asian="bold" style:font-name-complex="Arial"/>
    </style:style>
    <style:style style:name="P19" style:family="paragraph" style:parent-style-name="Standard">
      <style:paragraph-properties fo:line-height="0.07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20" style:family="paragraph" style:parent-style-name="Standard">
      <style:paragraph-properties fo:line-height="0.0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21" style:family="paragraph" style:parent-style-name="Standard">
      <style:paragraph-properties fo:line-height="0.06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22" style:family="paragraph" style:parent-style-name="Standard">
      <style:paragraph-properties fo:line-height="0.492cm"/>
      <style:text-properties fo:color="#00000a" style:font-name="Times New Roman" fo:font-size="12pt" fo:font-weight="bold" officeooo:paragraph-rsid="00013952" style:font-name-asian="Times New Roman" style:font-size-asian="12pt" style:font-weight-asian="bold" style:font-name-complex="Times New Roman"/>
    </style:style>
    <style:style style:name="P23" style:family="paragraph" style:parent-style-name="Standard">
      <style:paragraph-properties fo:line-height="0.496cm"/>
      <style:text-properties fo:color="#00000a" style:font-name="Times New Roman" fo:font-size="12pt" fo:font-weight="bold" fo:background-color="#c0c0c0" style:font-name-asian="Times New Roman" style:font-size-asian="12pt" style:font-weight-asian="bold" style:font-name-complex="Times New Roman"/>
    </style:style>
    <style:style style:name="P24" style:family="paragraph" style:parent-style-name="Standard">
      <style:paragraph-properties fo:line-height="0.533cm"/>
      <style:text-properties fo:color="#00000a" style:font-name="Times New Roman" fo:font-size="12pt" fo:font-weight="bold" fo:background-color="#c0c0c0" style:font-name-asian="Times New Roman" style:font-size-asian="12pt" style:font-weight-asian="bold" style:font-name-complex="Times New Roman"/>
    </style:style>
    <style:style style:name="P25" style:family="paragraph" style:parent-style-name="Standard">
      <style:paragraph-properties fo:line-height="0.418cm"/>
      <style:text-properties fo:color="#00000a"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342cm"/>
      <style:text-properties fo:color="#00000a"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321cm"/>
      <style:text-properties fo:color="#00000a" style:font-name="Times New Roman" style:font-name-asian="Times New Roman" style:font-name-complex="Times New Roman"/>
    </style:style>
    <style:style style:name="P28" style:family="paragraph" style:parent-style-name="Standard">
      <style:paragraph-properties fo:line-height="0.044cm"/>
      <style:text-properties fo:color="#00000a" style:font-name="Times New Roman" style:font-name-asian="Times New Roman" style:font-name-complex="Times New Roman"/>
    </style:style>
    <style:style style:name="P29" style:family="paragraph" style:parent-style-name="Standard">
      <style:paragraph-properties fo:line-height="0.362cm"/>
      <style:text-properties fo:color="#00000a" style:font-name="Times New Roman" style:font-name-asian="Times New Roman" style:font-name-complex="Times New Roman"/>
    </style:style>
    <style:style style:name="P30" style:family="paragraph" style:parent-style-name="Standard">
      <style:paragraph-properties fo:line-height="0.446cm"/>
      <style:text-properties fo:color="#00000a" style:font-name="Times New Roman" style:font-name-asian="Times New Roman" style:font-name-complex="Times New Roman"/>
    </style:style>
    <style:style style:name="P31" style:family="paragraph" style:parent-style-name="Standard">
      <style:paragraph-properties fo:line-height="0.272cm"/>
      <style:text-properties fo:color="#00000a" style:font-name="Times New Roman" fo:font-size="9.5pt" style:font-name-asian="Times New Roman" style:font-size-asian="9.5pt" style:font-name-complex="Times New Roman"/>
    </style:style>
    <style:style style:name="P32" style:family="paragraph" style:parent-style-name="Standard">
      <style:paragraph-properties fo:line-height="0.002cm"/>
      <style:text-properties fo:color="#00000a" style:font-name="Times New Roman" fo:font-size="9.5pt" style:font-name-asian="Times New Roman" style:font-size-asian="9.5pt" style:font-name-complex="Times New Roman"/>
    </style:style>
    <style:style style:name="P33" style:family="paragraph" style:parent-style-name="Standard">
      <style:paragraph-properties fo:line-height="0.28cm"/>
      <style:text-properties fo:color="#00000a" style:font-name="Times New Roman" fo:font-size="9.5pt" style:font-name-asian="Times New Roman" style:font-size-asian="9.5pt" style:font-name-complex="Times New Roman"/>
    </style:style>
    <style:style style:name="P34" style:family="paragraph" style:parent-style-name="Standard">
      <style:paragraph-properties fo:line-height="0.39cm"/>
      <style:text-properties fo:color="#00000a" style:font-name="Times New Roman" fo:font-size="9.5pt" style:font-name-asian="Times New Roman" style:font-size-asian="9.5pt" style:font-name-complex="Times New Roman" style:font-size-complex="9.5pt"/>
    </style:style>
    <style:style style:name="P35" style:family="paragraph" style:parent-style-name="Standard">
      <style:paragraph-properties fo:line-height="0.069cm"/>
      <style:text-properties fo:color="#00000a" style:font-name="Times New Roman" fo:font-size="9.5pt" fo:font-weight="bold" style:font-name-asian="Times New Roman" style:font-size-asian="9.5pt" style:font-weight-asian="bold" style:font-name-complex="Times New Roman" style:font-size-complex="9.5pt"/>
    </style:style>
    <style:style style:name="P36" style:family="paragraph" style:parent-style-name="Standard">
      <style:paragraph-properties fo:line-height="0.071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7" style:family="paragraph" style:parent-style-name="Standard">
      <style:paragraph-properties fo:line-height="0.407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8" style:family="paragraph" style:parent-style-name="Standard">
      <style:paragraph-properties fo:line-height="0.046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9" style:family="paragraph" style:parent-style-name="Standard">
      <style:paragraph-properties fo:line-height="0.071cm"/>
      <style:text-properties fo:color="#00000a" style:font-name="Times New Roman" fo:font-size="11pt" fo:font-weight="bold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line-height="0.044cm"/>
      <style:text-properties fo:color="#00000a" style:font-name="Times New Roman" fo:font-weight="bold" style:font-name-asian="Times New Roman" style:font-weight-asian="bold" style:font-name-complex="Times New Roman"/>
    </style:style>
    <style:style style:name="P41" style:family="paragraph" style:parent-style-name="Standard">
      <style:paragraph-properties fo:line-height="0.035cm"/>
      <style:text-properties fo:color="#00000a" style:font-name="Symbol" style:font-name-asian="Symbol" style:font-name-complex="Symbol"/>
    </style:style>
    <style:style style:name="P42" style:family="paragraph" style:parent-style-name="Standard">
      <style:paragraph-properties fo:line-height="0.009cm"/>
      <style:text-properties fo:color="#00000a" style:font-name="Symbol" style:font-name-asian="Symbol" style:font-name-complex="Symbol"/>
    </style:style>
    <style:style style:name="P43" style:family="paragraph" style:parent-style-name="Standard">
      <style:paragraph-properties fo:line-height="0.028cm"/>
      <style:text-properties fo:color="#00000a" style:font-name="Symbol" fo:font-size="10pt" style:font-name-asian="Symbol" style:font-size-asian="10pt" style:font-name-complex="Symbol" style:font-size-complex="10pt"/>
    </style:style>
    <style:style style:name="P44" style:family="paragraph" style:parent-style-name="Standard">
      <style:paragraph-properties fo:line-height="0.025cm"/>
      <style:text-properties fo:color="#00000a" style:font-name="Symbol" fo:font-size="10pt" style:font-name-asian="Symbol" style:font-size-asian="10pt" style:font-name-complex="Symbol" style:font-size-complex="10pt"/>
    </style:style>
    <style:style style:name="P45" style:family="paragraph" style:parent-style-name="Standard">
      <style:paragraph-properties fo:line-height="0.025cm"/>
      <style:text-properties fo:color="#00000a" style:font-name="Symbol" fo:font-size="9pt" officeooo:paragraph-rsid="00013952" style:font-name-asian="Symbol" style:font-size-asian="9pt" style:font-name-complex="Symbol" style:font-size-complex="9pt"/>
    </style:style>
    <style:style style:name="P46" style:family="paragraph" style:parent-style-name="Standard">
      <style:paragraph-properties fo:line-height="0.035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47" style:family="paragraph" style:parent-style-name="Standard">
      <style:paragraph-properties fo:line-height="0.042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48" style:family="paragraph" style:parent-style-name="Standard">
      <style:paragraph-properties fo:line-height="0.028cm"/>
      <style:text-properties fo:color="#00000a" style:font-name="Symbol" fo:font-size="9.5pt" style:font-name-asian="Symbol" style:font-size-asian="9.5pt" style:font-name-complex="Symbol" style:font-size-complex="9.5pt"/>
    </style:style>
    <style:style style:name="P49" style:family="paragraph" style:parent-style-name="Standard">
      <style:paragraph-properties fo:line-height="0.025cm"/>
      <style:text-properties fo:color="#00000a" style:font-name="Symbol" fo:font-size="9.5pt" style:font-name-asian="Symbol" style:font-size-asian="9.5pt" style:font-name-complex="Symbol" style:font-size-complex="9.5pt"/>
    </style:style>
    <style:style style:name="P50" style:family="paragraph" style:parent-style-name="Standard">
      <style:paragraph-properties fo:line-height="0.004cm"/>
      <style:text-properties fo:color="#00000a" style:font-name="Symbol" fo:font-size="9.5pt" style:font-name-asian="Symbol" style:font-size-asian="9.5pt" style:font-name-complex="Symbol" style:font-size-complex="9.5pt"/>
    </style:style>
    <style:style style:name="P51" style:family="paragraph" style:parent-style-name="Standard">
      <style:paragraph-properties fo:line-height="0.046cm"/>
      <style:text-properties fo:color="#00000a" style:font-name="Symbol" fo:font-size="9.5pt" style:font-name-asian="Symbol" style:font-size-asian="9.5pt" style:font-name-complex="Symbol" style:font-size-complex="9.5pt"/>
    </style:style>
    <style:style style:name="P52" style:family="paragraph" style:parent-style-name="Standard">
      <style:paragraph-properties fo:line-height="0.032cm"/>
      <style:text-properties fo:color="#00000a" style:font-name="Symbol" fo:font-size="9.5pt" style:font-name-asian="Symbol" style:font-size-asian="9.5pt" style:font-name-complex="Symbol" style:font-size-complex="9.5pt"/>
    </style:style>
    <style:style style:name="P53" style:family="paragraph" style:parent-style-name="Standard">
      <style:paragraph-properties fo:line-height="0.042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4" style:family="paragraph" style:parent-style-name="Standard">
      <style:paragraph-properties fo:line-height="0.028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5" style:family="paragraph" style:parent-style-name="Standard">
      <style:paragraph-properties fo:line-height="0.025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6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013952"/>
    </style:style>
    <style:style style:name="P57" style:family="paragraph" style:parent-style-name="Standard">
      <style:paragraph-properties fo:line-height="0.042cm"/>
      <style:text-properties fo:font-size="9.5pt" officeooo:paragraph-rsid="00013952" style:font-size-asian="9.5pt" style:font-size-complex="9.5pt"/>
    </style:style>
    <style:style style:name="P58" style:family="paragraph" style:parent-style-name="Standard">
      <style:paragraph-properties fo:line-height="0.445cm"/>
      <style:text-properties fo:color="#0000ff"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59" style:family="paragraph" style:parent-style-name="Standard">
      <style:paragraph-properties fo:margin-left="1.235cm" fo:margin-right="0.67cm" fo:line-height="115%" fo:text-indent="0cm" style:auto-text-indent="false"/>
      <style:text-properties fo:color="#00000a" style:font-name="Arial" fo:font-size="9.5pt" style:font-name-asian="Arial" style:font-size-asian="9.5pt" style:font-name-complex="Arial"/>
    </style:style>
    <style:style style:name="P60" style:family="paragraph" style:parent-style-name="Standard">
      <style:paragraph-properties fo:margin-left="0cm" fo:margin-right="3.104cm" fo:line-height="105%" fo:text-indent="0cm" style:auto-text-indent="false"/>
    </style:style>
    <style:style style:name="P61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fo:background-color="transparent" style:writing-mode="lr-tb">
        <style:background-image/>
      </style:paragraph-properties>
      <style:text-properties fo:color="#00000a" style:font-name="Arial" fo:font-size="9.5pt" officeooo:paragraph-rsid="000e5145" style:font-name-asian="Arial" style:font-size-asian="9.5pt" style:font-name-complex="Arial"/>
    </style:style>
    <style:style style:name="P62" style:family="paragraph" style:parent-style-name="Standard" style:master-page-name="">
      <style:paragraph-properties fo:margin-left="0cm" fo:margin-right="0cm" style:line-height-at-least="0cm" fo:orphans="2" fo:widows="2" fo:text-indent="0cm" style:auto-text-indent="false" style:page-number="auto" fo:background-color="transparent" style:writing-mode="lr-tb">
        <style:background-image/>
      </style:paragraph-properties>
      <style:text-properties fo:color="#00000a" style:font-name="Arial" officeooo:paragraph-rsid="00266a78" style:font-name-asian="Arial" style:font-name-complex="Arial"/>
    </style:style>
    <style:style style:name="P63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fo:background-color="transparent" style:writing-mode="lr-tb">
        <style:background-image/>
      </style:paragraph-properties>
      <style:text-properties officeooo:paragraph-rsid="000e5145"/>
    </style:style>
    <style:style style:name="P64" style:family="paragraph" style:parent-style-name="Standard">
      <style:paragraph-properties fo:margin-left="0cm" fo:margin-right="0cm" style:line-height-at-least="0cm" fo:orphans="2" fo:widows="2" fo:text-indent="0cm" style:auto-text-indent="false" fo:background-color="transparent" style:writing-mode="lr-tb">
        <style:background-image/>
      </style:paragraph-properties>
      <style:text-properties fo:color="#00000a" style:font-name="Arial" officeooo:paragraph-rsid="00266a78" style:font-name-asian="Arial" style:font-name-complex="Arial"/>
    </style:style>
    <style:style style:name="P65" style:family="paragraph" style:parent-style-name="Standard">
      <style:paragraph-properties fo:margin-left="0cm" fo:margin-right="0cm" fo:line-height="105%" fo:orphans="2" fo:widows="2" fo:text-indent="0cm" style:auto-text-indent="false" fo:background-color="transparent" style:writing-mode="lr-tb">
        <style:background-image/>
      </style:paragraph-properties>
      <style:text-properties fo:color="#00000a" style:font-name="Arial" officeooo:paragraph-rsid="00144291" style:font-name-asian="Arial" style:font-name-complex="Arial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a" style:font-name="Arial" fo:font-size="10pt" officeooo:rsid="002cc7d6" officeooo:paragraph-rsid="0034b4f9" style:font-name-asian="Arial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a" style:font-name="Arial" fo:font-size="10pt" officeooo:rsid="00362cf9" officeooo:paragraph-rsid="00362cf9" style:font-name-asian="Arial" style:font-size-asian="10pt" style:font-name-complex="Arial" style:font-size-complex="10pt"/>
    </style:style>
    <style:style style:name="P68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officeooo:paragraph-rsid="0036eb32"/>
    </style:style>
    <style:style style:name="P69" style:family="paragraph" style:parent-style-name="Standard" style:master-page-name="">
      <style:paragraph-properties fo:margin-left="0cm" fo:margin-right="0cm" fo:margin-top="0cm" fo:margin-bottom="0cm" style:contextual-spacing="true" fo:line-height="105%" fo:orphans="2" fo:widows="2" fo:text-indent="0cm" style:auto-text-indent="false" style:page-number="auto" style:writing-mode="lr-tb"/>
      <style:text-properties fo:color="#00000a" style:font-name="Arial" officeooo:paragraph-rsid="000e5145" style:font-name-asian="Arial" style:font-name-complex="Arial"/>
    </style:style>
    <style:style style:name="P70" style:family="paragraph" style:parent-style-name="Standard">
      <style:paragraph-properties fo:margin-left="0cm" fo:margin-right="0.741cm" fo:line-height="94%" fo:text-indent="0cm" style:auto-text-indent="false"/>
      <style:text-properties officeooo:paragraph-rsid="004cd4ed"/>
    </style:style>
    <style:style style:name="P71" style:family="paragraph" style:parent-style-name="Standard" style:master-page-name="">
      <style:paragraph-properties fo:margin-left="0cm" fo:margin-right="0.101cm" fo:margin-top="0cm" fo:margin-bottom="0cm" style:contextual-spacing="true" fo:line-height="105%" fo:orphans="2" fo:widows="2" fo:text-indent="0cm" style:auto-text-indent="false" style:page-number="auto" style:writing-mode="lr-tb"/>
      <style:text-properties officeooo:paragraph-rsid="004a8e0d"/>
    </style:style>
    <style:style style:name="P72" style:family="paragraph" style:parent-style-name="Standard">
      <style:paragraph-properties fo:margin-left="0cm" fo:margin-right="0.101cm" fo:margin-top="0cm" fo:margin-bottom="0cm" style:contextual-spacing="true" fo:line-height="105%" fo:orphans="2" fo:widows="2" fo:text-indent="0cm" style:auto-text-indent="false" style:writing-mode="lr-tb"/>
      <style:text-properties officeooo:paragraph-rsid="004a8e0d"/>
    </style:style>
    <style:style style:name="P73" style:family="paragraph" style:parent-style-name="Standard">
      <style:paragraph-properties fo:margin-left="0cm" fo:margin-right="0.101cm" fo:margin-top="0cm" fo:margin-bottom="0cm" style:contextual-spacing="true" fo:line-height="105%" fo:orphans="2" fo:widows="2" fo:text-indent="0cm" style:auto-text-indent="false" style:writing-mode="lr-tb"/>
      <style:text-properties officeooo:paragraph-rsid="004cd4ed"/>
    </style:style>
    <style:style style:name="P74" style:family="paragraph" style:parent-style-name="Standard" style:master-page-name="Standard">
      <style:paragraph-properties fo:margin-left="5.962cm" fo:margin-right="0cm" style:line-height-at-least="0cm" fo:text-indent="0cm" style:auto-text-indent="false" style:page-number="auto"/>
      <style:text-properties fo:color="#00000a" style:font-name="Arial" fo:font-size="20pt" fo:font-weight="bold" style:font-name-asian="Arial" style:font-size-asian="20pt" style:font-weight-asian="bold" style:font-name-complex="Arial"/>
    </style:style>
    <style:style style:name="P75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officeooo:paragraph-rsid="004dc8f1" style:font-name-asian="Arial" style:font-name-complex="Arial"/>
    </style:style>
    <style:style style:name="P76" style:family="paragraph" style:parent-style-name="Standard" style:list-style-name="L1">
      <style:paragraph-properties fo:line-height="108%">
        <style:tab-stops>
          <style:tab-stop style:position="1.27cm"/>
        </style:tab-stops>
      </style:paragraph-properties>
      <style:text-properties fo:color="#00000a" style:font-name="Arial" fo:font-size="9.5pt" officeooo:paragraph-rsid="004720fa" style:font-name-asian="Arial" style:font-size-asian="9.5pt" style:font-name-complex="Arial"/>
    </style:style>
    <style:style style:name="P77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13952" style:font-name-asian="Arial" style:font-size-asian="9.5pt" style:font-name-complex="Arial" style:font-size-complex="9.5pt"/>
    </style:style>
    <style:style style:name="P78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4027d0" style:font-name-asian="Arial" style:font-size-asian="9.5pt" style:font-name-complex="Arial" style:font-size-complex="9.5pt"/>
    </style:style>
    <style:style style:name="P79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57d462" style:font-name-asian="Arial" style:font-size-asian="9.5pt" style:font-name-complex="Arial" style:font-size-complex="9.5pt"/>
    </style:style>
    <style:style style:name="P80" style:family="paragraph" style:parent-style-name="Standard" style:list-style-name="L5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1" style:family="paragraph" style:parent-style-name="Standard" style:list-style-name="L5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a7019" style:font-name-asian="Arial" style:font-size-asian="9.5pt" style:font-name-complex="Arial" style:font-size-complex="9.5pt"/>
    </style:style>
    <style:style style:name="P82" style:family="paragraph" style:parent-style-name="Standard" style:list-style-name="L6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3" style:family="paragraph" style:parent-style-name="Standard" style:list-style-name="L7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4" style:family="paragraph" style:parent-style-name="Standard" style:list-style-name="L8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5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4027d0" officeooo:paragraph-rsid="00467832" style:font-name-asian="Arial" style:font-size-asian="9.5pt" style:font-name-complex="Arial" style:font-size-complex="9.5pt"/>
    </style:style>
    <style:style style:name="P86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3ddb0f" officeooo:paragraph-rsid="003ddb0f" style:font-name-asian="Arial" style:font-size-asian="9.5pt" style:font-name-complex="Arial" style:font-size-complex="9.5pt"/>
    </style:style>
    <style:style style:name="P87" style:family="paragraph" style:parent-style-name="Standard" style:list-style-name="L7">
      <style:paragraph-properties fo:line-height="116%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8" style:family="paragraph" style:parent-style-name="Standard" style:list-style-name="L8">
      <style:paragraph-properties fo:line-height="107%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9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80000019073486pt" style:font-name-asian="Arial" style:font-size-asian="9.80000019073486pt" style:font-name-complex="Arial" style:font-size-complex="9.80000019073486pt"/>
    </style:style>
    <style:style style:name="P90" style:family="paragraph" style:parent-style-name="Standard" style:list-style-name="L4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10pt" style:font-name-asian="Arial" style:font-size-asian="10pt" style:font-name-complex="Arial" style:font-size-complex="10pt"/>
    </style:style>
    <style:style style:name="P91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57d462"/>
    </style:style>
    <style:style style:name="P92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013952" style:font-size-asian="9.5pt" style:font-size-complex="9.5pt"/>
    </style:style>
    <style:style style:name="P93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80000019073486pt" style:font-size-asian="9.80000019073486pt" style:font-size-complex="9.80000019073486pt"/>
    </style:style>
    <style:style style:name="P94" style:family="paragraph" style:parent-style-name="Standard" style:list-style-name="L4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10pt" style:font-size-asian="10pt" style:font-size-complex="10pt"/>
    </style:style>
    <style:style style:name="P95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315824"/>
    </style:style>
    <style:style style:name="P96" style:family="paragraph" style:parent-style-name="Standard" style:list-style-name="WW8Num2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a" style:font-name="Times New Roman" fo:font-size="9pt" fo:font-weight="bold" officeooo:rsid="00013952" officeooo:paragraph-rsid="00013952" style:font-name-asian="Times New Roman" style:font-size-asian="9pt" style:font-weight-asian="bold" style:font-name-complex="Times New Roman" style:font-size-complex="9pt"/>
    </style:style>
    <style:style style:name="P97" style:family="paragraph" style:parent-style-name="Standard" style:list-style-name="WW8Num4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a" style:font-name="Arial" fo:font-size="11pt" fo:font-weight="bold" officeooo:paragraph-rsid="000a7019" style:font-name-asian="Arial" style:font-size-asian="11pt" style:font-weight-asian="bold" style:font-name-complex="Arial"/>
    </style:style>
    <style:style style:name="P98" style:family="paragraph" style:parent-style-name="Standard" style:list-style-name="WW8Num4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0a7019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fo:color="#00000a" style:font-name="Arial" fo:font-size="12pt" style:font-name-asian="Arial" style:font-size-asian="12pt" style:font-name-complex="Arial"/>
    </style:style>
    <style:style style:name="T3" style:family="text">
      <style:text-properties fo:color="#00000a" style:font-name="Arial" fo:font-size="12pt" officeooo:rsid="0034b4f9" style:font-name-asian="Arial" style:font-size-asian="12pt" style:font-name-complex="Arial"/>
    </style:style>
    <style:style style:name="T4" style:family="text">
      <style:text-properties fo:color="#00000a" style:font-name="Arial" fo:font-size="12pt" fo:font-weight="bold" style:font-name-asian="Arial" style:font-size-asian="12pt" style:font-weight-asian="bold" style:font-name-complex="Arial"/>
    </style:style>
    <style:style style:name="T5" style:family="text">
      <style:text-properties fo:color="#00000a" style:font-name="Arial" style:font-name-asian="Arial" style:font-name-complex="Arial"/>
    </style:style>
    <style:style style:name="T6" style:family="text">
      <style:text-properties fo:color="#00000a" style:font-name="Arial" officeooo:rsid="00013952" style:font-name-asian="Arial" style:font-name-complex="Arial"/>
    </style:style>
    <style:style style:name="T7" style:family="text">
      <style:text-properties fo:color="#00000a" style:font-name="Arial" officeooo:rsid="0005aa7e" style:font-name-asian="Arial" style:font-name-complex="Arial"/>
    </style:style>
    <style:style style:name="T8" style:family="text">
      <style:text-properties fo:color="#00000a" style:font-name="Arial" officeooo:rsid="00088083" style:font-name-asian="Arial" style:font-name-complex="Arial"/>
    </style:style>
    <style:style style:name="T9" style:family="text">
      <style:text-properties fo:color="#00000a" style:font-name="Arial" officeooo:rsid="000727ba" style:font-name-asian="Arial" style:font-name-complex="Arial"/>
    </style:style>
    <style:style style:name="T10" style:family="text">
      <style:text-properties fo:color="#00000a" style:font-name="Arial" officeooo:rsid="0029022e" style:font-name-asian="Arial" style:font-name-complex="Arial"/>
    </style:style>
    <style:style style:name="T11" style:family="text">
      <style:text-properties fo:color="#00000a" style:font-name="Arial" officeooo:rsid="002cc7d6" style:font-name-asian="Arial" style:font-name-complex="Arial"/>
    </style:style>
    <style:style style:name="T12" style:family="text">
      <style:text-properties fo:color="#00000a" style:font-name="Arial" officeooo:rsid="003d39c9" style:font-name-asian="Arial" style:font-name-complex="Arial"/>
    </style:style>
    <style:style style:name="T13" style:family="text">
      <style:text-properties fo:color="#00000a" style:font-name="Arial" officeooo:rsid="004a8e0d" style:font-name-asian="Arial" style:font-name-complex="Arial"/>
    </style:style>
    <style:style style:name="T14" style:family="text">
      <style:text-properties fo:color="#00000a" style:font-name="Arial" officeooo:rsid="004cd4ed" style:font-name-asian="Arial" style:font-name-complex="Arial"/>
    </style:style>
    <style:style style:name="T15" style:family="text">
      <style:text-properties fo:color="#00000a" style:font-name="Arial" style:font-name-asian="Arial" style:font-size-asian="9.5pt" style:font-name-complex="Arial" style:font-size-complex="9.5pt"/>
    </style:style>
    <style:style style:name="T16" style:family="text">
      <style:text-properties fo:color="#00000a" style:font-name="Arial" officeooo:rsid="002cc7d6" style:font-name-asian="Arial" style:font-size-asian="9.5pt" style:font-name-complex="Arial" style:font-size-complex="9.5pt"/>
    </style:style>
    <style:style style:name="T17" style:family="text">
      <style:text-properties fo:color="#00000a" style:font-name="Arial" officeooo:rsid="00013952" style:font-name-asian="Arial" style:font-size-asian="9.5pt" style:font-name-complex="Arial" style:font-size-complex="9.5pt"/>
    </style:style>
    <style:style style:name="T18" style:family="text">
      <style:text-properties fo:color="#00000a" style:font-name="Arial" officeooo:rsid="0045c6b7" style:font-name-asian="Arial" style:font-size-asian="9.5pt" style:font-name-complex="Arial" style:font-size-complex="9.5pt"/>
    </style:style>
    <style:style style:name="T19" style:family="text">
      <style:text-properties fo:color="#00000a" style:font-name="Arial" officeooo:rsid="003d39c9" style:font-name-asian="Arial" style:font-size-asian="9.5pt" style:font-name-complex="Arial" style:font-size-complex="9.5pt"/>
    </style:style>
    <style:style style:name="T20" style:family="text">
      <style:text-properties fo:color="#00000a" style:font-name="Arial" officeooo:rsid="00315824" style:font-name-asian="Arial" style:font-size-asian="9.5pt" style:font-name-complex="Arial" style:font-size-complex="9.5pt"/>
    </style:style>
    <style:style style:name="T21" style:family="text">
      <style:text-properties fo:color="#00000a" style:font-name="Arial" officeooo:rsid="0031552b" style:font-name-asian="Arial" style:font-size-asian="9.5pt" style:font-name-complex="Arial" style:font-size-complex="9.5pt"/>
    </style:style>
    <style:style style:name="T22" style:family="text">
      <style:text-properties fo:color="#00000a" style:font-name="Arial" officeooo:rsid="002f8fa2" style:font-name-asian="Arial" style:font-size-asian="9.5pt" style:font-name-complex="Arial" style:font-size-complex="9.5pt"/>
    </style:style>
    <style:style style:name="T23" style:family="text">
      <style:text-properties fo:color="#00000a" style:font-name="Arial" fo:font-size="11.5pt" fo:font-weight="bold" style:font-name-asian="Arial" style:font-size-asian="11.5pt" style:font-weight-asian="bold" style:font-name-complex="Arial"/>
    </style:style>
    <style:style style:name="T24" style:family="text">
      <style:text-properties fo:color="#00000a" style:font-name="Arial" fo:font-size="11.5pt" fo:font-weight="bold" fo:background-color="#c0c0c0" loext:char-shading-value="0" style:font-name-asian="Arial" style:font-size-asian="11.5pt" style:font-weight-asian="bold" style:font-name-complex="Arial"/>
    </style:style>
    <style:style style:name="T25" style:family="text">
      <style:text-properties fo:color="#00000a" style:font-name="Arial" fo:font-size="11pt" fo:font-weight="bold" style:font-name-asian="Arial" style:font-size-asian="11pt" style:font-weight-asian="bold" style:font-name-complex="Arial"/>
    </style:style>
    <style:style style:name="T26" style:family="text">
      <style:text-properties fo:color="#00000a" style:font-name="Arial" fo:font-size="10.5pt" fo:font-weight="bold" style:font-name-asian="Arial" style:font-size-asian="10.5pt" style:font-weight-asian="bold" style:font-name-complex="Arial"/>
    </style:style>
    <style:style style:name="T27" style:family="text">
      <style:text-properties fo:color="#00000a" style:font-name="Arial" fo:font-weight="bold" style:font-name-asian="Arial" style:font-weight-asian="bold" style:font-name-complex="Arial"/>
    </style:style>
    <style:style style:name="T28" style:family="text">
      <style:text-properties fo:color="#00000a" style:font-name="Arial" fo:font-size="9.5pt" officeooo:rsid="002f8fa2" style:font-name-asian="Arial" style:font-size-asian="9.5pt" style:font-name-complex="Arial" style:font-size-complex="9.5pt"/>
    </style:style>
    <style:style style:name="T29" style:family="text"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T30" style:family="text">
      <style:text-properties fo:color="#00000a" style:font-name="Times New Roman" fo:font-size="12pt" fo:font-weight="bold" officeooo:rsid="002cc7d6" style:font-name-asian="Times New Roman" style:font-size-asian="12pt" style:font-weight-asian="bold" style:font-name-complex="Times New Roman"/>
    </style:style>
    <style:style style:name="T31" style:family="text">
      <style:text-properties fo:color="#00000a" style:font-name="Times New Roman" fo:font-size="12pt" fo:font-weight="bold" officeooo:rsid="002f8fa2" style:font-name-asian="Times New Roman" style:font-size-asian="12pt" style:font-weight-asian="bold" style:font-name-complex="Times New Roman"/>
    </style:style>
    <style:style style:name="T32" style:family="text">
      <style:text-properties fo:color="#00000a" style:font-name="Times New Roman" fo:font-size="12pt" fo:font-weight="bold" officeooo:rsid="003d39c9" style:font-name-asian="Times New Roman" style:font-size-asian="12pt" style:font-weight-asian="bold" style:font-name-complex="Times New Roman"/>
    </style:style>
    <style:style style:name="T33" style:family="text">
      <style:text-properties fo:color="#00000a" style:font-name="Times New Roman" fo:font-size="12pt" fo:font-weight="bold" officeooo:rsid="0045a42b" style:font-name-asian="Times New Roman" style:font-size-asian="12pt" style:font-weight-asian="bold" style:font-name-complex="Times New Roman"/>
    </style:style>
    <style:style style:name="T34" style:family="text">
      <style:text-properties fo:color="#00000a" style:font-name="Times New Roman" fo:font-size="12pt" fo:font-weight="bold" officeooo:rsid="0045c6b7" style:font-name-asian="Times New Roman" style:font-size-asian="12pt" style:font-weight-asian="bold" style:font-name-complex="Times New Roman"/>
    </style:style>
    <style:style style:name="T35" style:family="text">
      <style:text-properties fo:color="#00000a" style:font-name="Times New Roman" fo:font-size="12pt" fo:font-weight="bold" officeooo:rsid="004b8648" style:font-name-asian="Times New Roman" style:font-size-asian="12pt" style:font-weight-asian="bold" style:font-name-complex="Times New Roman"/>
    </style:style>
    <style:style style:name="T36" style:family="text">
      <style:text-properties fo:color="#00000a" style:font-name="Times New Roman" fo:font-size="12pt" fo:font-weight="bold" officeooo:rsid="004c5789" style:font-name-asian="Times New Roman" style:font-size-asian="12pt" style:font-weight-asian="bold" style:font-name-complex="Times New Roman"/>
    </style:style>
    <style:style style:name="T37" style:family="text">
      <style:text-properties fo:color="#00000a" style:font-name="Times New Roman" fo:font-size="12pt" fo:font-weight="bold" officeooo:rsid="00013952" style:font-name-asian="Times New Roman" style:font-size-asian="12pt" style:font-weight-asian="bold" style:font-name-complex="Times New Roman"/>
    </style:style>
    <style:style style:name="T38" style:family="text">
      <style:text-properties fo:color="#00000a"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9" style:family="text">
      <style:text-properties fo:color="#00000a" style:font-name="Arial1" fo:font-size="10pt" fo:font-weight="normal" officeooo:rsid="0029022e" style:font-name-asian="Arial" style:font-size-asian="10pt" style:font-weight-asian="normal" style:font-name-complex="Arial" style:font-size-complex="10pt" style:font-weight-complex="normal"/>
    </style:style>
    <style:style style:name="T40" style:family="text">
      <style:text-properties fo:color="#00000a" style:font-name="Arial1" fo:font-size="10pt" fo:font-weight="normal" officeooo:rsid="002f8fa2" style:font-name-asian="Arial" style:font-size-asian="10pt" style:font-weight-asian="normal" style:font-name-complex="Arial" style:font-size-complex="10pt" style:font-weight-complex="normal"/>
    </style:style>
    <style:style style:name="T41" style:family="text">
      <style:text-properties fo:color="#00000a" style:font-name="Arial1" fo:font-size="10pt" fo:font-weight="normal" officeooo:rsid="0034b4f9" style:font-name-asian="Arial" style:font-size-asian="10pt" style:font-weight-asian="normal" style:font-name-complex="Arial" style:font-size-complex="10pt" style:font-weight-complex="normal"/>
    </style:style>
    <style:style style:name="T42" style:family="text">
      <style:text-properties fo:color="#00000a" style:font-name="Arial1" fo:font-size="10pt" fo:font-weight="normal" officeooo:rsid="00013952" style:font-name-asian="Arial" style:font-size-asian="10pt" style:font-weight-asian="normal" style:font-name-complex="Arial" style:font-size-complex="10pt" style:font-weight-complex="normal"/>
    </style:style>
    <style:style style:name="T43" style:family="text">
      <style:text-properties fo:color="#00000a" style:font-name="Arial1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4" style:family="text">
      <style:text-properties fo:color="#00000a" style:font-name="Arial1" fo:font-size="10pt" fo:font-weight="normal" officeooo:rsid="0034b4f9" style:font-name-asian="Times New Roman" style:font-size-asian="10pt" style:font-weight-asian="normal" style:font-name-complex="Times New Roman" style:font-size-complex="10pt" style:font-weight-complex="normal"/>
    </style:style>
    <style:style style:name="T45" style:family="text">
      <style:text-properties fo:color="#00000a" style:font-name="Arial1" fo:font-size="10pt" fo:font-weight="normal" officeooo:rsid="00013952" style:font-name-asian="Times New Roman" style:font-size-asian="10pt" style:font-weight-asian="normal" style:font-name-complex="Times New Roman" style:font-size-complex="10pt" style:font-weight-complex="normal"/>
    </style:style>
    <style:style style:name="T46" style:family="text">
      <style:text-properties fo:color="#0000ff"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/>
    </style:style>
    <style:style style:name="T47" style:family="text">
      <style:text-properties fo:font-size="9.5pt" style:font-size-asian="9.5pt"/>
    </style:style>
    <style:style style:name="T48" style:family="text">
      <style:text-properties officeooo:rsid="000e5145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e5145" style:font-weight-asian="normal" style:font-weight-complex="normal"/>
    </style:style>
    <style:style style:name="T51" style:family="text">
      <style:text-properties officeooo:rsid="000fd307"/>
    </style:style>
    <style:style style:name="T52" style:family="text">
      <style:text-properties officeooo:rsid="00127d0f"/>
    </style:style>
    <style:style style:name="T53" style:family="text">
      <style:text-properties officeooo:rsid="002cc7d6"/>
    </style:style>
    <style:style style:name="T54" style:family="text">
      <style:text-properties officeooo:rsid="002fa333"/>
    </style:style>
    <style:style style:name="T55" style:family="text">
      <style:text-properties officeooo:rsid="00315824"/>
    </style:style>
    <style:style style:name="T56" style:family="text">
      <style:text-properties officeooo:rsid="00316e18"/>
    </style:style>
    <style:style style:name="T57" style:family="text">
      <style:text-properties officeooo:rsid="003341f6"/>
    </style:style>
    <style:style style:name="T58" style:family="text">
      <style:text-properties officeooo:rsid="0034b4f9"/>
    </style:style>
    <style:style style:name="T59" style:family="text">
      <style:text-properties officeooo:rsid="00373fe1"/>
    </style:style>
    <style:style style:name="T60" style:family="text">
      <style:text-properties officeooo:rsid="00386bf9"/>
    </style:style>
    <style:style style:name="T61" style:family="text">
      <style:text-properties officeooo:rsid="003a0bd9"/>
    </style:style>
    <style:style style:name="T62" style:family="text">
      <style:text-properties officeooo:rsid="003a2112"/>
    </style:style>
    <style:style style:name="T63" style:family="text">
      <style:text-properties officeooo:rsid="003b218d"/>
    </style:style>
    <style:style style:name="T64" style:family="text">
      <style:text-properties officeooo:rsid="003d39c9"/>
    </style:style>
    <style:style style:name="T65" style:family="text">
      <style:text-properties officeooo:rsid="004027d0"/>
    </style:style>
    <style:style style:name="T66" style:family="text">
      <style:text-properties officeooo:rsid="0005aa7e"/>
    </style:style>
    <style:style style:name="T67" style:family="text">
      <style:text-properties officeooo:rsid="00413b30"/>
    </style:style>
    <style:style style:name="T68" style:family="text">
      <style:text-properties fo:font-variant="normal" fo:text-transform="none" fo:color="#212121" style:font-name="Calibri1" fo:font-size="10.5pt" fo:letter-spacing="normal" fo:font-style="normal" fo:font-weight="normal" officeooo:rsid="0045c6b7" style:font-name-asian="Arial" style:font-size-asian="9.5pt" style:font-name-complex="Arial" style:font-size-complex="9.5pt"/>
    </style:style>
    <style:style style:name="T69" style:family="text">
      <style:text-properties officeooo:rsid="00469325"/>
    </style:style>
    <style:style style:name="T70" style:family="text">
      <style:text-properties officeooo:rsid="004720fa"/>
    </style:style>
    <style:style style:name="T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4720fa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3b218d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53d29c" style:font-style-asian="italic" style:font-weight-asian="bold" style:font-style-complex="italic" style:font-weight-complex="bold"/>
    </style:style>
    <style:style style:name="T75" style:family="text">
      <style:text-properties fo:font-style="normal" fo:font-weight="normal" officeooo:rsid="003b218d" style:font-style-asian="normal" style:font-weight-asian="normal" style:font-style-complex="normal" style:font-weight-complex="normal"/>
    </style:style>
    <style:style style:name="T76" style:family="text">
      <style:text-properties officeooo:rsid="004a8e0d"/>
    </style:style>
    <style:style style:name="T77" style:family="text">
      <style:text-properties officeooo:rsid="004dc8f1"/>
    </style:style>
    <style:style style:name="T78" style:family="text">
      <style:text-properties officeooo:rsid="00501012"/>
    </style:style>
    <style:style style:name="T79" style:family="text">
      <style:text-properties officeooo:rsid="00520e97"/>
    </style:style>
    <style:style style:name="T80" style:family="text">
      <style:text-properties officeooo:rsid="002f8fa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bookmark text:name="page1"/>Graham Turner</text:p>
      <text:p text:style-name="P19"/>
      <text:p text:style-name="P68"><text:span text:style-name="T3">Based UK wide. <text:s text:c="4"/></text:span><text:span text:style-name="T4">Tel: </text:span><text:span text:style-name="T2">07581719489 <text:s text:c="4"/></text:span><text:span text:style-name="T4">Email: </text:span><text:a xlink:type="simple" xlink:href="mailto:GrahamTurnerNew@hotmail.com"><text:span text:style-name="T46">GrahamTurnerNew@hotmail.com</text:span></text:a></text:p>
      <text:p text:style-name="P66"><text:line-break/>Please visit <text:a xlink:type="simple" xlink:href="https://github.com/backenddeveloper/cv" text:style-name="Internet_20_link">https://github.com/backenddeveloper/cv</text:a> to download <text:span text:style-name="T62">the latest</text:span> version of <text:span text:style-name="T61">this </text:span>CV</text:p>
      <text:p text:style-name="P67">Please avoid calling about Microsoft <text:span text:style-name="T60">development</text:span>, permanent relocation to London or Government <text:span text:style-name="T59">positions</text:span>.</text:p>
      <text:p text:style-name="P58"/>
      <text:p text:style-name="P18">PERSONAL PROFILE</text:p>
      <text:p text:style-name="P23"><draw:frame draw:style-name="fr1" draw:name="Image1" text:anchor-type="char" svg:x="-0.009cm" svg:y="-0.423cm" svg:width="17cm" svg:height="0.466cm" draw:z-index="0"><draw:image xlink:href="Pictures/10000000000005A6000000287522DD09.jpg" xlink:type="simple" xlink:show="embed" xlink:actuate="onLoad"/></draw:frame></text:p>
      <text:p text:style-name="P10">An experienced Hands On <text:span text:style-name="T58">development operations and </text:span>software Engineer, IT Architect and Security professional who has excellent <text:span text:style-name="T79">technical</text:span> and mathematical skills, with <text:span text:style-name="T69">more than </text:span>ten years of background in supporting large businesses; I understanding the requirements and how to perform in the role; my experience of working with other developers <text:span text:style-name="T63">and engineers</text:span>, handling <text:span text:style-name="T56">stakeholder</text:span> expectations, supporting and solving problems, developing services and handling technical incidents; all in a professional and objective manner, would make me a hard-working and effective addition to your company.</text:p>
      <text:p text:style-name="P25"/>
      <text:p text:style-name="P1"><text:span text:style-name="T23">SKILLS </text:span><text:span text:style-name="T24">PROFILE</text:span></text:p>
      <text:p text:style-name="P24"><draw:frame draw:style-name="fr1" draw:name="Image2" text:anchor-type="char" svg:x="-0.009cm" svg:y="-0.427cm" svg:width="17cm" svg:height="0.466cm" draw:z-index="1"><draw:image xlink:href="Pictures/10000000000005A6000000287522DD09.jpg" xlink:type="simple" xlink:show="embed" xlink:actuate="onLoad"/></draw:frame></text:p>
      <text:list xml:id="list4270446989571243842" text:style-name="L1">
        <text:list-item>
          <text:p text:style-name="P75">Problem solving, <text:span text:style-name="T77">proactive teamwork and effective communication,</text:span> <text:span text:style-name="T78">demonstrated for over ten years; allow me </text:span>to exceed expectations, achieve targets <text:span text:style-name="T69">and deliver projects that provide business value.</text:span></text:p>
        </text:list-item>
      </text:list>
      <text:p text:style-name="P42"/>
      <text:list xml:id="list1225626267357" text:continue-numbering="true" text:style-name="L1">
        <text:list-item>
          <text:p text:style-name="P76">IT skills – Advanced knowledge of <text:span text:style-name="T71">GNU Linux</text:span>, Extensive <text:span text:style-name="T72">DevOps</text:span><text:span text:style-name="T70"> and</text:span> operations automation experience using <text:span text:style-name="T73">AWS, Kubernetes, Puppet, Chef, Ansible, Docker </text:span><text:span text:style-name="T63">and </text:span><text:span text:style-name="T73">Jenkins</text:span><text:span text:style-name="T63">. Advanced scripting with </text:span><text:span text:style-name="T75">Ruby, Python, Perl,</text:span><text:span text:style-name="T63"> Bash. Extensive Open Source </text:span><text:span text:style-name="T73">Development</text:span><text:span text:style-name="T63"> in </text:span><text:span text:style-name="T73">Java, Node, </text:span><text:span text:style-name="T74">PHP, </text:span><text:span text:style-name="T73">Golang and Python</text:span><text:span text:style-name="T63">. </text:span>Extensive experience of setting up enterprise networking, server deployment, software architecture, embedded firmware design for custom micro controllers. Well versed in best programming practices.</text:p>
        </text:list-item>
      </text:list>
      <text:p text:style-name="P26"/>
      <text:p text:style-name="P13">WORK EXPERIENCE</text:p>
      <text:p text:style-name="P22"><draw:frame draw:style-name="fr1" draw:name="Image3" text:anchor-type="char" svg:x="-0.009cm" svg:y="-0.443cm" svg:width="17cm" svg:height="0.487cm" draw:z-index="4"><draw:image xlink:href="Pictures/10000000000005A60000002942C18696.jpg" xlink:type="simple" xlink:show="embed" xlink:actuate="onLoad"/></draw:frame></text:p>
      <text:p text:style-name="P95"><text:span text:style-name="T31">Emerald Publishing </text:span><text:span text:style-name="T29"><text:s/></text:span><text:span text:style-name="T40">Aug 18</text:span><text:span text:style-name="T38"> - Current</text:span><text:span text:style-name="T43"> <text:s text:c="5"/></text:span><text:span text:style-name="T32">Contract S</text:span><text:span text:style-name="T29">enior</text:span><text:span text:style-name="T31"> </text:span><text:span text:style-name="T29">DevOps Engineer / </text:span><text:span text:style-name="T31">Cloud </text:span><text:span text:style-name="T33">Develo</text:span><text:span text:style-name="T34">per</text:span></text:p>
      <text:list xml:id="list6115870641248521737" text:style-name="L2">
        <text:list-item>
          <text:p text:style-name="P91"><text:span text:style-name="T22">Developing, implementing and architecting DevOps culture and CI/CD based around AWS automation.</text:span></text:p>
        </text:list-item>
        <text:list-item>
          <text:p text:style-name="P91"><text:span text:style-name="T20">Secure, HA Site Reliability Engineering with </text:span><text:span text:style-name="T21">Kubernetes, Docker, Vagrant, Ansible, Terraform </text:span><text:span text:style-name="T20">and</text:span><text:span text:style-name="T21"> Jenkins</text:span></text:p>
        </text:list-item>
        <text:list-item>
          <text:p text:style-name="P91"><text:span text:style-name="T16">A</text:span><text:span text:style-name="T15">pplication development in Java </text:span><text:span text:style-name="T17">9</text:span><text:span text:style-name="T15">, JUnit</text:span><text:span text:style-name="T17">5</text:span><text:span text:style-name="T15">, Cucumber, </text:span><text:span text:style-name="T18">Sonarqube,</text:span><text:span text:style-name="T68"> </text:span><text:span text:style-name="T15">Apache Tomcat, Spring and Maven.</text:span></text:p>
        </text:list-item>
        <text:list-item>
          <text:p text:style-name="P91"><text:span text:style-name="T15">Development in PHP 7, PHPUnit, Behat, Javascript, </text:span><text:span text:style-name="T19">React, </text:span><text:span text:style-name="T15">Symphony and </text:span><text:span text:style-name="T19">Vue, </text:span><text:span text:style-name="T15">Laravel.</text:span></text:p>
        </text:list-item>
        <text:list-item>
          <text:p text:style-name="P79"><text:span text:style-name="T80">Development in Python2.7/3.6, unittest, behave/pep8/coverage, Django, Flask, Postgres, Redis, Celery</text:span></text:p>
        </text:list-item>
      </text:list>
      <text:p text:style-name="P56"/>
      <text:p text:style-name="P56"><text:span text:style-name="T29">Capita (</text:span><text:span text:style-name="T30">UoS</text:span><text:span text:style-name="T29">) <text:s/></text:span><text:span text:style-name="T38">Jul 1</text:span><text:span text:style-name="T39">7</text:span><text:span text:style-name="T38"> – </text:span><text:span text:style-name="T41">Aug 18</text:span><text:span text:style-name="T44"> </text:span><text:span text:style-name="T29"><text:s text:c="16"/></text:span><text:span text:style-name="T35">Contract </text:span><text:span text:style-name="T29">Senior Development </text:span><text:span text:style-name="T36">and </text:span><text:span text:style-name="T29">Operations Engineer</text:span></text:p>
      <text:list xml:id="list1225066513509" text:continue-numbering="true" text:style-name="L2">
        <text:list-item>
          <text:p text:style-name="P77">Development of an extensive Cloud based (AWS, <text:span text:style-name="T53">GPC</text:span>) and self-managed in DC estate.</text:p>
        </text:list-item>
        <text:list-item>
          <text:p text:style-name="P78"><text:span text:style-name="T66">CI/CD</text:span>, Docker, <text:span text:style-name="T66">Vagrant</text:span>, Kubernetes, <text:span text:style-name="T65">Helm, Git-Kube, Jenkins, Jira, Linux, full KVM / container platform</text:span></text:p>
        </text:list-item>
        <text:list-item>
          <text:p text:style-name="P85">AWS <text:span text:style-name="T67">A</text:span>utomatiion, Terraform, Packer, Rancher, <text:span text:style-name="T67">Cloud Formation, Lambda, API Gateway, Cloud Front</text:span></text:p>
        </text:list-item>
        <text:list-item>
          <text:p text:style-name="P86">Linux hosting management, RHEL, Ubuntu, Kernel Mod-Dev, <text:span text:style-name="T65">Chef, Puppet, Ruby, Python, Perl, Golang</text:span></text:p>
        </text:list-item>
      </text:list>
      <text:p text:style-name="P46"/>
      <text:list xml:id="list1225055350331" text:continue-numbering="true" text:style-name="L2">
        <text:list-item>
          <text:p text:style-name="P92"><text:span text:style-name="T11">A</text:span><text:span text:style-name="T5">pplication development in Java </text:span><text:span text:style-name="T6">9</text:span><text:span text:style-name="T5">, J</text:span><text:span text:style-name="T12">Behave</text:span><text:span text:style-name="T5">, </text:span><text:span text:style-name="T12">Mockito, Jetty</text:span><text:span text:style-name="T5">, Spring </text:span><text:span text:style-name="T12">Boot </text:span><text:span text:style-name="T5">and </text:span><text:span text:style-name="T12">Gradle</text:span></text:p>
        </text:list-item>
      </text:list>
      <text:p text:style-name="P47"/>
      <text:list xml:id="list1223913981904" text:continue-numbering="true" text:style-name="L2">
        <text:list-item>
          <text:p text:style-name="P77">Development in PHP 7, PHPUnit, <text:span text:style-name="T65">Angular</text:span>, Javascript, Jasmine, Symphony and Laravel</text:p>
        </text:list-item>
      </text:list>
      <text:p text:style-name="P46"/>
      <text:list xml:id="list1224266279401" text:continue-numbering="true" text:style-name="L2">
        <text:list-item>
          <text:p text:style-name="P77">Development in Python2.7/3.<text:span text:style-name="T54">6</text:span>, unittest, behave/pep8/coverage, Django, Flask, Cython, Redis Celery</text:p>
        </text:list-item>
      </text:list>
      <text:p text:style-name="P57"/>
      <text:p text:style-name="P45"/>
      <text:list xml:id="list1980050948095307470" text:style-name="WW8Num2">
        <text:list-header>
          <text:p text:style-name="P96"/>
        </text:list-header>
      </text:list>
      <text:p text:style-name="P2"><text:span text:style-name="T25">Piksel Television </text:span><text:span text:style-name="T5">Dec 16 – </text:span><text:span text:style-name="T6">Jul 1</text:span><text:span text:style-name="T10">7</text:span><text:span text:style-name="T1"><text:tab/> <text:s text:c="2"/></text:span><text:span text:style-name="T26">Contract Site Reliability/Development &amp; DevOps Engineer</text:span></text:p>
      <text:p text:style-name="P12"/>
      <text:p text:style-name="P41"/>
      <text:list xml:id="list2734317907241221150" text:style-name="L3">
        <text:list-item>
          <text:p text:style-name="P93"><text:span text:style-name="T5">Compliant </text:span><text:span text:style-name="T7">BDD</text:span><text:span text:style-name="T5"> development in </text:span><text:span text:style-name="T7">a wide rangin</text:span><text:span text:style-name="T9">g</text:span><text:span text:style-name="T7"> technical env with </text:span><text:span text:style-name="T5">Java8, JUnit, Cucumber, PHP7, PHPUnit, Javascript, Jasmine, Python2.7/3.4, unittest, behave/pep8/coverage, Django, Flask, </text:span><text:span text:style-name="T9">J</text:span><text:span text:style-name="T5">ython</text:span></text:p>
        </text:list-item>
      </text:list>
      <text:p text:style-name="P53"/>
      <text:list xml:id="list1224269260111" text:continue-numbering="true" text:style-name="L3">
        <text:list-item>
          <text:p text:style-name="P89">Platform automation, Continuous Deployment, Docker/Rocker, Mesos-Marathon, Kubernetes</text:p>
        </text:list-item>
      </text:list>
      <text:p text:style-name="P54"/>
      <text:list xml:id="list1224136816664" text:continue-numbering="true" text:style-name="L3">
        <text:list-item>
          <text:p text:style-name="P93"><text:span text:style-name="T5">Infrastructure as code, Puppet (Librarian), Ruby, Ansible, </text:span><text:span text:style-name="T8">AWS and GPC automation tools</text:span></text:p>
        </text:list-item>
      </text:list>
      <text:p text:style-name="P55"/>
      <text:list xml:id="list1225228406383" text:continue-numbering="true" text:style-name="L3">
        <text:list-item>
          <text:p text:style-name="P89">Ultra-High-Availablity design, Software defined networking, event driven monitoring and architecture</text:p>
        </text:list-item>
      </text:list>
      <text:p text:style-name="P3"/>
      <text:p text:style-name="P3"><text:span text:style-name="T25">JSR Research Ltd</text:span><text:span text:style-name="T1"><text:tab/></text:span><text:span text:style-name="T26">Contract Software Engineer / Technical Architect</text:span></text:p>
      <text:p text:style-name="P4"><text:span text:style-name="T5">March 16 - Dec16</text:span><text:span text:style-name="T1"><text:tab/></text:span><text:span text:style-name="T26">(Head of Technology)</text:span></text:p>
      <text:p text:style-name="P20"/>
      <text:list xml:id="list1608517971754390611" text:style-name="L4">
        <text:list-item>
          <text:p text:style-name="P90">Leading a development team, performing daily clean code review in an Agile (Scrum) evironment.</text:p>
        </text:list-item>
      </text:list>
      <text:p text:style-name="P44"/>
      <text:list xml:id="list1223655588035" text:continue-numbering="true" text:style-name="L4">
        <text:list-item>
          <text:p text:style-name="P94"><text:span text:style-name="T5">Full </text:span><text:span text:style-name="T7">T</text:span><text:span text:style-name="T5">DD Development in PHP 7 for LAMP, Java 8 for web (javax.servlet.http), Javascript, Jasmine.</text:span></text:p>
        </text:list-item>
      </text:list>
      <text:p text:style-name="P43"/>
      <text:list xml:id="list1224250022044" text:continue-numbering="true" text:style-name="L4">
        <text:list-item>
          <text:p text:style-name="P90">Database Administration and Maintenance: MySQL, PostgreSQL, Cassandra, Mongo, ElasticSearch</text:p>
        </text:list-item>
      </text:list>
      <text:p text:style-name="P44"/>
      <text:list xml:id="list1225006015433" text:continue-numbering="true" text:style-name="L4">
        <text:list-item>
          <text:p text:style-name="P90">Solely responsible for company internetworking, BGP, OSPF, MPLS, ACLs and firewalling.</text:p>
        </text:list-item>
      </text:list>
      <text:p text:style-name="P17"/>
      <text:p text:style-name="P5"><text:soft-page-break/><text:span text:style-name="T25">Talk Straight Broadband (Talk Talk)</text:span><text:span text:style-name="T1"><text:tab/></text:span><text:span text:style-name="T26">Contract Software Engineer / Technical Architect</text:span></text:p>
      <text:p text:style-name="P6"><text:span text:style-name="T5">Oct 15 - Mar 16</text:span><text:span text:style-name="T1"><text:tab/></text:span><text:span text:style-name="T25">(Head of Development)</text:span></text:p>
      <text:p text:style-name="P21"/>
      <text:list xml:id="list279719512997045717" text:style-name="L5">
        <text:list-item>
          <text:p text:style-name="P80">Developing and building Carrier-Grade Big Data logging, filtering and reporting solutions.</text:p>
        </text:list-item>
      </text:list>
      <text:p text:style-name="P49"/>
      <text:list xml:id="list1225579794523" text:continue-numbering="true" text:style-name="L5">
        <text:list-item>
          <text:p text:style-name="P80">Developing high quality applications in PHP, PHPUnit, Java, Python, C++ and full stack Javascript.</text:p>
        </text:list-item>
      </text:list>
      <text:p text:style-name="P48"/>
      <text:list xml:id="list1224995627346" text:continue-numbering="true" text:style-name="L5">
        <text:list-item>
          <text:p text:style-name="P80">Leading a team of highly-skilled engineers. Designing Technical Architecture. Project management.</text:p>
        </text:list-item>
      </text:list>
      <text:p text:style-name="P49"/>
      <text:list xml:id="list1224846130055" text:continue-numbering="true" text:style-name="L5">
        <text:list-item>
          <text:p text:style-name="P80">Capacity planning, estimating and costing, high quality documentation and reporting.</text:p>
        </text:list-item>
      </text:list>
      <text:p text:style-name="P48"/>
      <text:list xml:id="list1225592636623" text:continue-numbering="true" text:style-name="L5">
        <text:list-item>
          <text:p text:style-name="P81">Managing Security and Network operations within the ISP.</text:p>
        </text:list-item>
      </text:list>
      <text:list xml:id="list9092416518116929085" text:style-name="WW8Num4">
        <text:list-header>
          <text:p text:style-name="P97"/>
          <text:p text:style-name="P98"><text:bookmark text:name="page2"/><text:span text:style-name="T25">Games Warehouse International</text:span><text:span text:style-name="T1"><text:tab/> <text:s text:c="43"/></text:span><text:span text:style-name="T25">Contract Software Engineer</text:span></text:p>
        </text:list-header>
      </text:list>
      <text:p text:style-name="P7"><text:span text:style-name="T5">Mar 15 - Oct 15</text:span><text:span text:style-name="T1"><text:tab/></text:span><text:span text:style-name="T25">(Head of reverse Engineering)</text:span></text:p>
      <text:p text:style-name="P39"/>
      <text:list xml:id="list3754407001947723749" text:style-name="L6">
        <text:list-item>
          <text:p text:style-name="P82">Web game development, Javascript, XML, PHP, PHPUnit, NoSQL, MongoDB, AngularJS, Backbone</text:p>
        </text:list-item>
      </text:list>
      <text:p text:style-name="P51"/>
      <text:list xml:id="list1225587412023" text:continue-numbering="true" text:style-name="L6">
        <text:list-item>
          <text:p text:style-name="P82">Reverse engineering, IDA-Pro, decompilation, logic analysis, engine reconstruction.</text:p>
        </text:list-item>
      </text:list>
      <text:p text:style-name="P49"/>
      <text:list xml:id="list1224583886541" text:continue-numbering="true" text:style-name="L6">
        <text:list-item>
          <text:p text:style-name="P82">Embedded engineering, C, C++, Linux/Posix, Embedded Wind ows, NASM, Verilog, VHDL.</text:p>
        </text:list-item>
      </text:list>
      <text:p text:style-name="P48"/>
      <text:list xml:id="list1224388974036" text:continue-numbering="true" text:style-name="L6">
        <text:list-item>
          <text:p text:style-name="P82">Agile development; Scrum, Sprint, OOP, source control (GIT, SVN, P4), S/SDLC. Clean Code.</text:p>
        </text:list-item>
      </text:list>
      <text:p text:style-name="P30"/>
      <text:p text:style-name="P8"><text:span text:style-name="T25">The JDR Group </text:span><text:span text:style-name="T5">Dec 1</text:span><text:span text:style-name="T10">3</text:span><text:span text:style-name="T5"> – April 15</text:span><text:span text:style-name="T1"><text:tab/></text:span><text:span text:style-name="T26">Lead Developer and Security Engineer</text:span></text:p>
      <text:p text:style-name="P35"/>
      <text:list xml:id="list8571380847392140298" text:style-name="L7">
        <text:list-item>
          <text:p text:style-name="P83">Multi-platform application development and continuous integration for a large hosting company.</text:p>
        </text:list-item>
      </text:list>
      <text:p text:style-name="P52"/>
      <text:list xml:id="list1225550229994" text:continue-numbering="true" text:style-name="L7">
        <text:list-item>
          <text:p text:style-name="P87">Security testing and DevOps for auditing, compliance and assurance over multiple technologies. Cisco, Juniper, RHEL, Linux, Ubuntu, LAMP, AWS / EC2 / S3, Virtualization with KVM and Vmware.</text:p>
        </text:list-item>
      </text:list>
      <text:p text:style-name="P31"/>
      <text:p text:style-name="P9"><text:span text:style-name="T25">MatrixVision </text:span><text:span text:style-name="T5">Jun 09 – Jan 14</text:span><text:span text:style-name="T1"><text:tab/></text:span><text:span text:style-name="T26">Lead Pentester / Mathematical Lead</text:span></text:p>
      <text:p text:style-name="P36"/>
      <text:list xml:id="list3489688471171531160" text:style-name="L8">
        <text:list-item>
          <text:p text:style-name="P88">Development of server side applications using TDD; Java, C++, Node and Linux; focusing on algorithm design and heuristics, with a very strong emphasis on securely handling customer data.</text:p>
        </text:list-item>
      </text:list>
      <text:p text:style-name="P50"/>
      <text:list xml:id="list1224295352656" text:continue-numbering="true" text:style-name="L8">
        <text:list-item>
          <text:p text:style-name="P84">Security Engineering and Server set-up/maintenance. Application Pentesting and re-development.</text:p>
        </text:list-item>
      </text:list>
      <text:p text:style-name="P34"/>
      <text:p text:style-name="P14">EDUCATION</text:p>
      <text:p text:style-name="P37"><draw:frame draw:style-name="fr1" draw:name="Image4" text:anchor-type="char" svg:x="-0.009cm" svg:y="-0.392cm" svg:width="17cm" svg:height="0.427cm" draw:z-index="2"><draw:image xlink:href="Pictures/10000000000005A600000024BA18B610.jpg" xlink:type="simple" xlink:show="embed" xlink:actuate="onLoad"/></draw:frame></text:p>
      <text:p text:style-name="P16">The University of Liverpool</text:p>
      <text:p text:style-name="P40"/>
      <text:p text:style-name="P61">Cert<text:span text:style-name="T48">HE</text:span> Japanese, <text:s/>Other and longer qualifications</text:p>
      <text:p text:style-name="P69"><text:span text:style-name="T47">Additional modules: </text:span>Combinatorics, <text:span text:style-name="T76">M</text:span>athematical logic and language (including Godel), Statistics for SPSS</text:p>
      <text:p text:style-name="P27"/>
      <text:p text:style-name="P1"><text:span text:style-name="T27">The University of Cambridge </text:span><text:span text:style-name="T5">(Department for continuing education)</text:span></text:p>
      <text:p text:style-name="P28"/>
      <text:p text:style-name="P11">Cert<text:span text:style-name="T48">HE</text:span> Legal practice for Paralegals, Other and longer qualifications.</text:p>
      <text:p text:style-name="P29"/>
      <text:p text:style-name="P63"><text:span text:style-name="T27">The University of Oxford </text:span><text:span text:style-name="T5">(Department for continuing education)</text:span><text:span text:style-name="T27"> </text:span></text:p>
      <text:p text:style-name="P65">Other and longer qualifications. Certificates/Short course awards in: </text:p>
      <text:p text:style-name="P65">Study, language and work skills, Classical literature and the Bronte sisters, Philosophy of Mathematics</text:p>
      <text:p text:style-name="P27"/>
      <text:p text:style-name="P16">The Open University<text:span text:style-name="T49"> </text:span><text:span text:style-name="T50">(12 years)</text:span></text:p>
      <text:p text:style-name="P40"/>
      <text:p text:style-name="P62">Cert<text:span text:style-name="T51">HE</text:span> Contemporary Science, Cert<text:span text:style-name="T52">HE</text:span> Computing and IT, Dip<text:span text:style-name="T52">HE</text:span> Mathematics, <text:span text:style-name="T52">Bsc Mathematics, </text:span></text:p>
      <text:p text:style-name="P64"><text:span text:style-name="T52">BSc Physical Science, BA Open. </text:span><text:span text:style-name="T47">Additional CAT bearing modules:</text:span></text:p>
      <text:p text:style-name="P32"/>
      <text:p text:style-name="P59">Complex analysis, Mathematical Methods and Models, Fluid mechanics, Advanced calculus and its applications, Quantum mechanics of matter, Electromagnetism, advanced Java development.</text:p>
      <text:p text:style-name="P33"/>
      <text:p text:style-name="P1"><text:span text:style-name="T27">Zend </text:span><text:span text:style-name="T5">– Zend Certified PHP Expert Engineer. (For more than five years.)</text:span></text:p>
      <text:p text:style-name="P71"><text:span text:style-name="T27">(ISC)2 </text:span><text:span text:style-name="T5">Associate of (ISC)2, CISSP: Certified Information Systems Security Professional.</text:span><text:span text:style-name="T27"> </text:span></text:p>
      <text:p text:style-name="P72"><text:span text:style-name="T27">EC-Council </text:span><text:span text:style-name="T5">- Certified Ethical Hacker </text:span><text:span text:style-name="T13">and o</text:span><text:span text:style-name="T5">ther penetration testing secure programming qualifications. </text:span></text:p>
      <text:p text:style-name="P73"><text:span text:style-name="T27">OffensiveSecurity </text:span><text:span text:style-name="T5">(OSCP) - </text:span><text:span text:style-name="T27">SANS Institute </text:span><text:span text:style-name="T5">(GPEN) - <text:s/>Certified Penetration tester.</text:span></text:p>
      <text:p text:style-name="P60"><text:span text:style-name="T27">Linux Professional Institute </text:span><text:span text:style-name="T5">– LPIC-3 (LPIC-2, LPIC-1) Certified Data Centre Manager.</text:span><text:span text:style-name="T27"> CompTIA - </text:span><text:span text:style-name="T5">A+ Network+ Server+ Security+ Linux+ CyberSecurityAnalyst+ </text:span></text:p>
      <text:p text:style-name="P70"><text:span text:style-name="T27">CISCO</text:span><text:span text:style-name="T5"> </text:span><text:span text:style-name="T14">(</text:span><text:span text:style-name="T5">CCIE</text:span><text:span text:style-name="T14">) - </text:span><text:span text:style-name="T5"><text:s/></text:span><text:span text:style-name="T27">JUNIPER </text:span><text:span text:style-name="T14">(JNCIE) - C</text:span><text:span text:style-name="T5">ertified Networking, security and Infrastructure expert.</text:span></text:p>
      <text:p text:style-name="P1"><text:span text:style-name="T27">The Chappel University</text:span><text:span text:style-name="T5">: WCNA, Certified Network Analyst.</text:span></text:p>
      <text:p text:style-name="P11"/>
      <text:p text:style-name="P14">REFERENCES</text:p>
      <text:p text:style-name="P38"><draw:frame draw:style-name="fr1" draw:name="Image5" text:anchor-type="char" svg:x="-0.009cm" svg:y="-0.392cm" svg:width="17cm" svg:height="0.427cm" draw:z-index="3"><draw:image xlink:href="Pictures/10000000000005A600000024BA18B610.jpg" xlink:type="simple" xlink:show="embed" xlink:actuate="onLoad"/></draw:frame></text:p>
      <text:p text:style-name="P15"/>
      <text:p text:style-name="P15">References are available up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true"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color="#00000a"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3cm" fo:margin-bottom="2.54cm" fo:margin-left="2.011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1.692cm" fo:margin-left="2.011cm" fo:margin-right="2.0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00:12:23.350627273</dc:date>
    <meta:editing-duration>PT5H54M39S</meta:editing-duration>
    <meta:editing-cycles>71</meta:editing-cycles>
    <meta:generator>LibreOffice/4.2.8.2$Linux_X86_64 LibreOffice_project/420m0$Build-2</meta:generator>
    <dc:creator>Omnipotent </dc:creator>
    <meta:document-statistic meta:table-count="0" meta:image-count="5" meta:object-count="0" meta:page-count="2" meta:paragraph-count="78" meta:word-count="980" meta:character-count="7312" meta:non-whitespace-character-count="6351"/>
  </office:meta>
</office:document-meta>
</file>